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 Emoji" svg:font-family="'Segoe UI Emoj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 Emoji1" svg:font-family="'Segoe UI Emoji'" style:font-family-generic="system" style:font-pitch="variable"/>
    <style:font-face style:name="Times New Roman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margin-left="-0.0799in" fo:margin-right="0in" fo:text-indent="0in" style:auto-text-indent="false"/>
    </style:style>
    <style:style style:name="P3" style:family="paragraph" style:parent-style-name="Header">
      <style:paragraph-properties fo:margin-left="0in" fo:margin-right="-0.0799in" fo:text-align="end" style:justify-single-word="false" fo:text-indent="0in" style:auto-text-indent="false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List_20_Paragraph" style:list-style-name="WWNum16"/>
    <style:style style:name="P6" style:family="paragraph" style:parent-style-name="List_20_Paragraph" style:list-style-name="WWNum15"/>
    <style:style style:name="P7" style:family="paragraph" style:parent-style-name="List_20_Paragraph" style:list-style-name="WWNum14"/>
    <style:style style:name="P8" style:family="paragraph" style:parent-style-name="List_20_Paragraph" style:list-style-name="WWNum14">
      <style:text-properties officeooo:paragraph-rsid="001d7da5"/>
    </style:style>
    <style:style style:name="P9" style:family="paragraph" style:parent-style-name="List_20_Paragraph" style:list-style-name="WWNum14">
      <style:text-properties officeooo:paragraph-rsid="001e6f3a"/>
    </style:style>
    <style:style style:name="P10" style:family="paragraph" style:parent-style-name="List_20_Paragraph" style:list-style-name="WWNum13"/>
    <style:style style:name="P11" style:family="paragraph" style:parent-style-name="List_20_Paragraph" style:list-style-name="WWNum18"/>
    <style:style style:name="P12" style:family="paragraph" style:parent-style-name="List_20_Paragraph" style:list-style-name="WWNum14">
      <style:text-properties officeooo:rsid="001a82d5" officeooo:paragraph-rsid="001a82d5"/>
    </style:style>
    <style:style style:name="P13" style:family="paragraph" style:parent-style-name="List_20_Paragraph" style:list-style-name="WWNum14">
      <style:text-properties fo:font-style="italic" officeooo:rsid="001a82d5" officeooo:paragraph-rsid="001a82d5"/>
    </style:style>
    <style:style style:name="P14" style:family="paragraph" style:parent-style-name="List_20_Paragraph" style:list-style-name="WWNum14">
      <style:text-properties officeooo:rsid="001d7da5" officeooo:paragraph-rsid="001d7da5"/>
    </style:style>
    <style:style style:name="P15" style:family="paragraph" style:parent-style-name="List_20_Paragraph" style:list-style-name="WWNum14">
      <style:text-properties officeooo:rsid="001e6f3a" officeooo:paragraph-rsid="001e6f3a"/>
    </style:style>
    <style:style style:name="P16" style:family="paragraph" style:parent-style-name="Standard">
      <style:text-properties style:text-underline-style="solid" style:text-underline-width="auto" style:text-underline-color="font-color"/>
    </style:style>
    <style:style style:name="P17" style:family="paragraph" style:parent-style-name="Standard">
      <style:text-properties fo:language="pl" fo:country="PL"/>
    </style:style>
    <style:style style:name="P18" style:family="paragraph" style:parent-style-name="Standard">
      <style:paragraph-properties fo:margin-left="0.25in" fo:margin-right="0in" fo:text-indent="0in" style:auto-text-indent="false"/>
      <style:text-properties fo:language="pl" fo:country="PL" fo:font-style="italic" style:font-style-asian="italic" style:font-style-complex="italic"/>
    </style:style>
    <style:style style:name="P19" style:family="paragraph" style:parent-style-name="Standard">
      <style:paragraph-properties fo:margin-left="0in" fo:margin-right="0in" fo:text-indent="0.4917in" style:auto-text-indent="false"/>
    </style:style>
    <style:style style:name="P20" style:family="paragraph" style:parent-style-name="Subtitle" style:list-style-name="">
      <style:paragraph-properties fo:margin-left="0in" fo:margin-right="0in" fo:margin-top="0in" fo:margin-bottom="0.111in" loext:contextual-spacing="false" fo:line-height="108%" fo:text-align="start" style:justify-single-word="false" fo:text-indent="0in" style:auto-text-indent="false" style:writing-mode="lr-tb"/>
    </style:style>
    <style:style style:name="P21" style:family="paragraph" style:parent-style-name="Title" style:master-page-name="Standard">
      <style:paragraph-properties fo:text-align="end" style:justify-single-word="false" style:page-number="auto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language="pl" fo:country="PL"/>
    </style:style>
    <style:style style:name="T3" style:family="text">
      <style:text-properties fo:language="pl" fo:country="PL" fo:font-style="italic" style:font-style-asian="italic" style:font-style-complex="italic"/>
    </style:style>
    <style:style style:name="T4" style:family="text">
      <style:text-properties fo:language="pl" fo:country="PL" fo:font-weight="bold" style:font-weight-asian="bold" style:font-weight-complex="bold"/>
    </style:style>
    <style:style style:name="T5" style:family="text">
      <style:text-properties style:font-name="Calibri" fo:font-size="11pt" fo:font-style="italic" style:font-name-asian="Calibri1" style:font-size-asian="11pt" style:font-style-asian="italic" style:font-name-complex="Calibri1" style:font-size-complex="11pt" style:font-style-complex="italic"/>
    </style:style>
    <style:style style:name="T6" style:family="text">
      <style:text-properties style:font-name="Calibri" fo:font-size="11pt" style:font-name-asian="Calibri1" style:font-size-asian="11pt" style:font-name-complex="Calibri1" style:font-size-complex="11pt"/>
    </style:style>
    <style:style style:name="T7" style:family="text">
      <style:text-properties style:font-name="Calibri" fo:font-size="11pt" fo:language="pl" fo:country="PL" style:font-name-asian="Calibri1" style:font-size-asian="11pt" style:font-name-complex="Calibri1" style:font-size-complex="11pt"/>
    </style:style>
    <style:style style:name="T8" style:family="text">
      <style:text-properties style:font-name="Calibri" fo:font-size="11pt" fo:language="pl" fo:country="PL" officeooo:rsid="001c3807" style:font-name-asian="Calibri1" style:font-size-asian="11pt" style:font-name-complex="Calibri1" style:font-size-complex="11pt"/>
    </style:style>
    <style:style style:name="T9" style:family="text">
      <style:text-properties style:font-name="Calibri" fo:font-size="11pt" fo:language="pl" fo:country="PL" officeooo:rsid="001d7da5" style:font-name-asian="Calibri1" style:font-size-asian="11pt" style:font-name-complex="Calibri1" style:font-size-complex="11pt"/>
    </style:style>
    <style:style style:name="T10" style:family="text">
      <style:text-properties style:font-name="Calibri" fo:font-size="11pt" fo:language="pl" fo:country="PL" officeooo:rsid="001e6f3a" style:font-name-asian="Calibri1" style:font-size-asian="11pt" style:font-name-complex="Calibri1" style:font-size-complex="11pt"/>
    </style:style>
    <style:style style:name="T11" style:family="text">
      <style:text-properties fo:color="#000000" style:font-name="Arial" fo:font-size="11pt" fo:language="pl" fo:country="PL" fo:font-style="italic" fo:font-weight="normal" style:font-name-asian="Arial1" style:font-size-asian="11pt" style:font-style-asian="italic" style:font-weight-asian="normal" style:font-name-complex="Arial1" style:font-size-complex="11pt" style:font-style-complex="italic" style:font-weight-complex="normal"/>
    </style:style>
    <style:style style:name="T12" style:family="text">
      <style:text-properties fo:color="#000000" style:font-name="Arial" fo:font-size="11pt" fo:language="pl" fo:country="PL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3" style:family="text">
      <style:text-properties style:font-name="Segoe UI Emoji" fo:language="pl" fo:country="PL" style:font-name-asian="Segoe UI Emoji1" style:font-name-complex="Segoe UI Emoji1"/>
    </style:style>
    <style:style style:name="T14" style:family="text">
      <style:text-properties fo:font-size="11pt" fo:language="pl" fo:country="PL" style:font-size-asian="11pt" style:font-size-complex="11pt"/>
    </style:style>
    <style:style style:name="T15" style:family="text">
      <style:text-properties officeooo:rsid="001e6f3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Sprawozdanie II</text:p>
      <text:p text:style-name="P20"><text:span text:style-name="T1">Reprezentacja wiedzy</text:span></text:p>
      <text:p text:style-name="P16"/>
      <text:h text:style-name="Heading_20_1" text:outline-level="1">Wprowadzenie</text:h>
      <text:list xml:id="list920878710" text:style-name="WWNum16">
        <text:list-item>
          <text:p text:style-name="P5"><text:span text:style-name="T3">Po co i gdzie reprezentować wiedzę?</text:span></text:p>
        </text:list-item>
        <text:list-item>
          <text:p text:style-name="P5"><text:span text:style-name="T3">Co to są systemy oparte na wiedzy?</text:span></text:p>
        </text:list-item>
        <text:list-item>
          <text:p text:style-name="P5"><text:span text:style-name="T3">Czym się różni robot, który korzysta z reprezentacji wiedzy od tego, który nie korzysta?</text:span></text:p>
        </text:list-item>
      </text:list>
      <text:p text:style-name="P18"/>
      <text:h text:style-name="Heading_20_1" text:outline-level="1">Systemy oparte na wiedzy. Formalizacja wiedzy<text:span text:style-name="T2"> </text:span></text:h>
      <text:p text:style-name="Standard"><text:span text:style-name="T2">Odpowiedz na poniższe pytania. Odpowiedzi szukaj we własnych zasobach wiedzy, w Internecie, w książkach lub artykułach. Odpowiedz pisemnie, podając źródło.</text:span></text:p>
      <text:list xml:id="list3886999187" text:style-name="WWNum15">
        <text:list-item>
          <text:p text:style-name="P6"><text:span text:style-name="T2">Co to jest “system oparty na wiedzy” (ang. Knowledge-Based System)? Z jakich elementów składają się systemu oparte na wiedzy (narysuj / wklej ilustrację)? Jakie (dwie) podstawowe </text:span><text:span text:style-name="T4">operacje </text:span><text:span text:style-name="T2">można przeprowadzić na takim systemie?</text:span></text:p>
        </text:list-item>
        <text:list-item>
          <text:p text:style-name="P6"><text:span text:style-name="T2">Po co </text:span><text:span text:style-name="T4">formalizować </text:span><text:span text:style-name="T2">wiedzę?</text:span></text:p>
        </text:list-item>
        <text:list-item>
          <text:p text:style-name="P6"><text:span text:style-name="T4">Jak </text:span><text:span text:style-name="T2">formalizować wiedzę? (tzn. jak z wiedzy nieformalnej, np. tekstu w języku naturalnym przejść do bardziej sformalizowanej postaci, np. relacyjnej bazy danych, zestawu formuł logicznych itd.).</text:span></text:p>
        </text:list-item>
        <text:list-item>
          <text:p text:style-name="P6"><text:span text:style-name="T2">Wymień 5 </text:span><text:span text:style-name="T4">sposobów </text:span><text:span text:style-name="T2">reprezentacji wiedzy. Uporządkuj je od najmniej do najbardziej sformalizowanych.</text:span></text:p>
        </text:list-item>
      </text:list>
      <text:h text:style-name="Heading_20_1" text:outline-level="1">Sieci semantyczne i ramy</text:h>
      <text:p text:style-name="Standard"><text:span text:style-name="T2">Na podstawie podanych na końcu źródeł, własnej wiedzy i poszukiwań w Internecie odpowiedz na pytania:</text:span></text:p>
      <text:list xml:id="list3557806261" text:style-name="WWNum14">
        <text:list-item>
          <text:p text:style-name="P7"><text:span text:style-name="T2">Co to są sieci semantyczne, jakie są ich rodzaje?</text:span></text:p>
          <text:p text:style-name="P12"><text:span text:style-name="T7">Sieć semantyczna jest grafem, który reprezentuje wiedzę i wspiera/umożliwia wnioskowanie na danej wiedzy. Poniżej przedstawiam kilka rodzajów sieci semantycznych:</text:span></text:p>
          <text:list>
            <text:list-item>
              <text:p text:style-name="P13"><text:span text:style-name="T7">Definitional networks – </text:span><text:span text:style-name="T8">podkreślają relacje typów i podtypów. Dzięki temu można powiedzieć, że jest w nich dziedziczenie</text:span></text:p>
            </text:list-item>
            <text:list-item>
              <text:p text:style-name="P13"><text:span text:style-name="T8">Assertional networks – główną cechą jest to, że informacje uważa się warunkowo za prawdziwe, chyba że jest oznaczona jako nieprawdziwa</text:span></text:p>
            </text:list-item>
            <text:list-item>
              <text:p text:style-name="P13"><text:span text:style-name="T8">Implicational networks – </text:span><text:span text:style-name="T9">jak nazwa sama wskazuje wykorzystuje głównie implikację jako sposób łączenia węzłów</text:span></text:p>
            </text:list-item>
            <text:list-item>
              <text:p text:style-name="P13"><text:span text:style-name="T9">Executable networks – zawiera mechanizmy dzięki którym możliwe jest wnioskowanie, przekazywanie informacji, szukanie wzorców etc.</text:span></text:p>
            </text:list-item>
            <text:list-item>
              <text:p text:style-name="P13"><text:span text:style-name="T9">Learning networks – główną cechą jest to, że nowa wiedza jest dostarczana poprzez uczenie się na podanych przykładach</text:span></text:p>
            </text:list-item>
          </text:list>
        </text:list-item>
        <text:list-item>
          <text:p text:style-name="P7"><text:span text:style-name="T2">Narysuj przykładową sieć semantyczną.</text:span></text:p>
        </text:list-item>
        <text:list-item>
          <text:p text:style-name="P7"><text:soft-page-break/><text:span text:style-name="T2">Jakie są zalety i wady sieci semantycznych?</text:span></text:p>
          <text:p text:style-name="P14"><text:span text:style-name="T7">Główną zaletą jest to, że sieć jest bardzo elastyczna, można w dowolny sposób ją rozbudować, łączyć elementy, przechowywać różne informacje w węźle. </text:span></text:p>
          <text:p text:style-name="P8"><text:span text:style-name="T9">Wadą jest problematyczność z hierarchią i wyszukiwaniem informacji (paradoks Nixona lub Road Runner – Road Runner jest strusiem i ptakiem, ale nie lata, ale w grafie Road Runner jest połączony do obydwu kategorii). </text:span></text:p>
        </text:list-item>
      </text:list>
      <text:p text:style-name="Standard"/>
      <text:list xml:id="list172904841206930" text:continue-numbering="true" text:style-name="WWNum14">
        <text:list-item>
          <text:p text:style-name="P7"><text:span text:style-name="T2">Co to są ramy/ramki?</text:span></text:p>
          <text:p text:style-name="P9"><text:span text:style-name="T10">Ramka zawiera zbiór atrybutów opisujący obiekt z danej kategorii. Ramki mogą po sobie dziedziczyć. Dzięki nim zostały rozwinięte systemy obiektowe, jednak w systemie ramkowy nie ma różnicy pomiędzy klasami a obiektami.</text:span></text:p>
        </text:list-item>
        <text:list-item>
          <text:p text:style-name="P7"><text:span text:style-name="T2">Narysuj przykładową ramkę.</text:span></text:p>
        </text:list-item>
        <text:list-item>
          <text:p text:style-name="P7"><text:span text:style-name="T2">Jakie są zalety i wady ramek?</text:span></text:p>
          <text:p text:style-name="P15"><text:span text:style-name="T7">Wadami są duża ogólność oraz niejednoznaczność. </text:span></text:p>
        </text:list-item>
      </text:list>
      <text:p text:style-name="P19"/>
      <text:p text:style-name="Standard"/>
      <text:h text:style-name="P4" text:outline-level="1">Modelowanie wiedzy</text:h>
      <text:list xml:id="list3838576180" text:style-name="WWNum13">
        <text:list-item>
          <text:p text:style-name="P10"><text:span text:style-name="T2">Na podstawie </text:span><text:a xlink:type="simple" xlink:href="https://pl.wikipedia.org/wiki/Gra_o_tron_(powie%C5%9B%C4%87)" text:style-name="Internet_20_link" text:visited-style-name="Visited_20_Internet_20_Link"><text:span text:style-name="T2">źródła A</text:span></text:a><text:span text:style-name="T2"> lub -- dla nieustraszonych -- </text:span><text:a xlink:type="simple" xlink:href="https://pl.wikipedia.org/wiki/Moda_na_sukces" text:style-name="Internet_20_link" text:visited-style-name="Visited_20_Internet_20_Link"><text:span text:style-name="T2">źródła B</text:span></text:a><text:span text:style-name="T2"> narysuj sieć semantyczną reprezentującą relacje pomiędzy bohaterami powieści / serialu. Graf powinien zawierać co najmniej 15 węzłów i 10 krawędzi.</text:span></text:p>
        </text:list-item>
        <text:list-item>
          <text:p text:style-name="P10"><text:span text:style-name="T2">Porównaj swój graf z kolegą / koleżanką, którzy wybrali to samo źródło (A lub B). Czy grafy są takie same, podobne, inne? Czym się różnią? Jakie z tego wnioski? Zapisz je.</text:span></text:p>
        </text:list-item>
      </text:list>
      <text:p text:style-name="P17"/>
      <text:h text:style-name="Heading_20_1" text:outline-level="1">Sieć Semantyczna (Semantic Web)</text:h>
      <text:list xml:id="list2451013676" text:style-name="WWNum18">
        <text:list-item>
          <text:p text:style-name="P11"><text:span text:style-name="T2">Czym jest Sieć Semantyczna? Po co nam Semantyczny Internet? Co to jest Linked Data?</text:span></text:p>
        </text:list-item>
        <text:list-item>
          <text:p text:style-name="P11"><text:span text:style-name="T2">Czym się różni Sieć Semantyczna od sieci semantycznych? </text:span><text:span text:style-name="T13">😊</text:span><text:span text:style-name="T2"> </text:span></text:p>
        </text:list-item>
        <text:list-item>
          <text:p text:style-name="P11"><text:span text:style-name="T2">Czym są ontologie? Po co się je buduje? </text:span></text:p>
        </text:list-item>
        <text:list-item>
          <text:p text:style-name="P11"><text:span text:style-name="T2">Czym się różnią ontologie od sieci semantycznych i ramek?</text:span></text:p>
        </text:list-item>
        <text:list-item>
          <text:p text:style-name="P11"><text:span text:style-name="T2">Omów krótko (po 2-3 zdania) poziomy reprezentacji wiedzy w Sieci Semantycznej: (meta)dane <text:s/>→ <text:s/>ontologie → logika</text:span></text:p>
        </text:list-item>
      </text:list>
      <text:p text:style-name="P17"/>
      <text:p text:style-name="P19"><text:lin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 Emoji" svg:font-family="'Segoe UI Emoj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 Emoji1" svg:font-family="'Segoe UI Emoji'" style:font-family-generic="system" style:font-pitch="variable"/>
    <style:font-face style:name="Times New Roman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ＭＳ ゴシック" style:font-family-asian="'ＭＳ ゴシック'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ＭＳ ゴシック" style:font-family-asian="'ＭＳ ゴシック'" style:font-family-generic-asian="system" style:font-pitch-asian="variable" style:font-size-asian="13pt" style:font-name-complex="Times New Roman" style:font-family-complex="'Times New Roman'" style:font-family-generic-complex="system" style:font-pitch-complex="variable" style:font-size-complex="13pt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ＭＳ ゴシック" style:font-family-asian="'ＭＳ ゴシック'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text-properties fo:color="#5a5a5a" fo:letter-spacing="0.0102in" style:font-name-asian="ＭＳ 明朝" style:font-family-asian="'ＭＳ 明朝'" style:font-family-generic-asian="system" style:font-pitch-asian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ＭＳ ゴシック" style:font-family-asian="'ＭＳ ゴシック'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a5a5a" fo:letter-spacing="0.0102in" style:font-name-asian="ＭＳ 明朝" style:font-family-asian="'ＭＳ 明朝'" style:font-family-generic-asian="system" style:font-pitch-asian="variable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ＭＳ ゴシック" style:font-family-asian="'ＭＳ ゴシック'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ＭＳ ゴシック" style:font-family-asian="'ＭＳ ゴシック'" style:font-family-generic-asian="system" style:font-pitch-asian="variable" style:font-size-asian="13pt" style:font-name-complex="Times New Roman" style:font-family-complex="'Times New Roman'" style:font-family-generic-complex="system" style:font-pitch-complex="variable" style:font-size-complex="13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6.2694in" fo:margin-left="0in" fo:margin-top="0in" fo:margin-bottom="0in" table:align="left" style:writing-mode="lr-tb"/>
    </style:style>
    <style:style style:name="Table1.A" style:family="table-column">
      <style:table-column-properties style:column-width="2.0896in"/>
    </style:style>
    <style:style style:name="Table1.C" style:family="table-column">
      <style:table-column-properties style:column-width="2.090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2694in" fo:margin-left="0in" fo:margin-top="0in" fo:margin-bottom="0in" table:align="left" style:writing-mode="lr-tb"/>
    </style:style>
    <style:style style:name="Table2.A" style:family="table-column">
      <style:table-column-properties style:column-width="2.0896in"/>
    </style:style>
    <style:style style:name="Table2.C" style:family="table-column">
      <style:table-column-properties style:column-width="2.090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Header">
      <style:paragraph-properties fo:margin-left="-0.0799in" fo:margin-right="0in" fo:text-indent="0in" style:auto-text-indent="false"/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Header">
      <style:paragraph-properties fo:margin-left="0in" fo:margin-right="-0.0799in" fo:text-align="end" style:justify-single-word="false" fo:text-indent="0in" style:auto-text-indent="false"/>
    </style:style>
    <style:page-layout style:name="Mpm1">
      <style:page-layout-properties fo:page-width="8.2681in" fo:page-height="11.6929in" style:num-format="1" style:print-orientation="portrait" fo:margin-top="0.4917in" fo:margin-bottom="0.4917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>
        <style:header-footer-properties fo:min-height="0.5083in" fo:margin-left="0in" fo:margin-right="0in" fo:margin-top="0.4689in" style:dynamic-spacing="true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 table:number-columns-repeated="2"/>
          <table:table-column table:style-name="Table1.C"/>
          <table:table-row table:style-name="Table1.1">
            <table:table-cell table:style-name="Table1.A1" office:value-type="string">
              <text:p text:style-name="MP1">Podstawy Sztucznej Inteligencji </text:p>
            </table:table-cell>
            <table:table-cell table:style-name="Table1.A1" office:value-type="string">
              <text:p text:style-name="MP2"/>
            </table:table-cell>
            <table:table-cell table:style-name="Table1.A1" office:value-type="string">
              <text:p text:style-name="MP3">Semestr Zimowy 2020/2021</text:p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 table:number-columns-repeated="2"/>
          <table:table-column table:style-name="Table2.C"/>
          <table:table-row table:style-name="Table2.1">
            <table:table-cell table:style-name="Table2.A1" office:value-type="string">
              <text:p text:style-name="MP1"/>
            </table:table-cell>
            <table:table-cell table:style-name="Table2.A1" office:value-type="string">
              <text:p text:style-name="MP2"/>
            </table:table-cell>
            <table:table-cell table:style-name="Table2.A1" office:value-type="string">
              <text:p text:style-name="MP3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teusz Ślażyński</meta:initial-creator>
    <meta:editing-cycles>102</meta:editing-cycles>
    <meta:creation-date>2020-10-05T17:47:00</meta:creation-date>
    <dc:date>2020-10-24T17:29:04.105717375</dc:date>
    <meta:generator>LibreOffice/6.4.6.2$Linux_X86_64 LibreOffice_project/40$Build-2</meta:generator>
    <meta:editing-duration>PT8M53S</meta:editing-duration>
    <meta:document-statistic meta:table-count="2" meta:image-count="0" meta:object-count="0" meta:page-count="3" meta:paragraph-count="42" meta:word-count="528" meta:character-count="3564" meta:non-whitespace-character-count="3085"/>
    <meta:user-defined meta:name="AppVersion">00.0001</meta:user-defined>
    <meta:user-defined meta:name="ContentTypeId">0x010100A8B0185352E8C84AA37F8E0D7017BAEE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